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me P Gothic Balsa" svg:font-family="'Ume P Gothic Balsa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me P Gothic Balsa" fo:letter-spacing="0.071cm" officeooo:paragraph-rsid="000f39ae" style:font-size-asian="10.5pt"/>
    </style:style>
    <style:style style:name="T1" style:family="text">
      <style:text-properties officeooo:rsid="000f39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(quick) brown {fox} jumps! over the $3,456.78 &lt;lazy&gt; #90 dog &amp; duck/goose, as 12.5% of E-mail from aspammer@website.com is spam? thanPhone:“£1.25m.Vocationalread6NowspecialThatMarchGeneralbetter#336699;font:DetailsLawdidyour‘\endPriceRSanPeopleof&lt;14801301A2EB0300NamedeWithprivatelinkJuneUnitedresultsubject(24littlesuchseeordersecond27§$0JulydetailsNhere.inaddresspmBooksrightsincluding€/MWh&lt;#UpCategoriesStateRating:Registerlookingpartnathanson*dashboardOnlyrightfrienddoeskeeplike21”andtake{65},IfedenmaphisPMdaylinksSerbicepages°|info@KidsRights.info{currentHereNo.dueSignq&amp;HealthshehoursmusicthinkpropertyCAor::wayAmericatotal40CVBy`tied’using2.but{&lt;itemprofileClickoffManagement[years‘hand-offs’YellowdesigniGoDigitalJobWebmanyEntertainment[§providesWhatYorkVideo“hands-off"19}$nameThisAD7575TQ/883Onlinecontrol2004ifButwhileProduct#he?"childrennon-discrimination."hi@DabidNovrate15processArticleqQarticleanothercaseuponrelatedwouldHelpjustdifferentLk"i;HousemustbookbeenSerbicesINinclude‘/wascalledmuchh(x)=4+xaccessmadeHometheseXQHigh12))'howfewPersonalInternationalreviewsStoresListingsupportFpoint100¢LastItInformationwebsiteservices(3)UniversitySiteyearyou're20OnesameoutonlyOfUseron))))MidnightVfind50atPolicyalreadyGianluigi.ZanettinilifeHotelSome&lt;B&gt;DO[}K2000versiongot(§2.2.2)assignment[Ylargeit.following®©$Id:]\ZWhiteAfterTravelstateNetworkcompanyInternational~HavanaEquipmentthemPhotoOctoberVéaeberyA11serbice€“ThereSystemFrom:alsoAvvertisewhenPrintz6NationalhelpthreePagecouldInternetasNextCompanybecauseGamefoundTermsSupportEducation&lt;r&gt;JohneX_X}z$Keqiao@BIZzBox*a‘jmillionUSdown£[28ProductsCalifornia&gt;Newsreserved.return©;Artsreportsoftwaresome{publicwho€+healthHotelsShe_\EventsEstatepersonDownload$tooCityf&amp;*kjKOurlessuser3]FORJoin&lt;SportssmallupProjectSelectthenold®"Bedford,&amp;nbspEnglandNEWoverNot+haveits29makingShoesToys°|informationBuy26aboveReferencePostedbyTVinfobuyWorldInsuranceeachCarComputersnot\Zmost©]2001pricenewsfocus©1998-2004’=&lt;/please/&amp;+4°hasareamembersWhenbestFirstAprPresschangessu¢~--carAsMainInMayn¥96§DateANDnoLegalfiletherehongzhizaishang996,2006youjKknowstillHecallDirectorySecuritypolicyprogramlookSSP:£499.00(£586.33LoginlistItemsmembergo`_EimagecommentsDVD‘’\@?MAKE:d:bX&gt;developmentgreatrealstudentsforSystemsRealCompare®©search))'becomeWestadd¥~itweresite0without0.0worldhere16Totalcareotherqualityofleft3HistoryzéroemailImageDesigndon'tMedical))§§27:308(B),basedonline(4,7,3,1,9,6,2,8,5);postCollegeZéNewtwoDobusinessReportaccountlastTimeCouncilArt9underFREEInc.yetComputerputToGetAD,,EG,,HL,,MP,,QZfullXvalueBest[Satit'sUsemessagestudyOS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me P Gothic Balsa" svg:font-family="'Ume P Gothic Balsa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5:13:29</meta:creation-date>
    <dc:date>2013-09-22T15:16:06</dc:date>
    <meta:editing-duration>P0D</meta:editing-duration>
    <meta:editing-cycles>1</meta:editing-cycles>
    <meta:document-statistic meta:table-count="0" meta:image-count="0" meta:object-count="0" meta:page-count="1" meta:paragraph-count="1" meta:word-count="23" meta:character-count="2592" meta:non-whitespace-character-count="2571"/>
    <meta:generator>LibreOffice/4.0.2.2$Linux_X86_64 LibreOffice_project/400m0$Build-2</meta:generator>
  </office:meta>
</office:document-meta>
</file>